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789675102094056" calcext:value-type="float">
            <text:p>0.789675102094056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929152764709115" calcext:value-type="float">
            <text:p>0.92915276470911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5693359375" calcext:value-type="float">
            <text:p>0.569335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33935546875" calcext:value-type="float">
            <text:p>0.33935546875</text:p>
          </table:table-cell>
          <table:table-cell table:style-name="ce3" office:value-type="float" office:value="0.02099609375" calcext:value-type="float">
            <text:p>0.02099609375</text:p>
          </table:table-cell>
          <table:table-cell office:value-type="float" office:value="-1" calcext:value-type="float">
            <text:p>-1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5693359375" calcext:value-type="float">
            <text:p>0.56933593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789675102094056" calcext:value-type="float">
            <text:p>0.789675102094056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182314432983878" calcext:value-type="float">
            <text:p>0.182314432983878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7333984375" calcext:value-type="float">
            <text:p>0.73339843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0771484375" calcext:value-type="float">
            <text:p>0.0771484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-1" calcext:value-type="float">
            <text:p>-1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2939453125" calcext:value-type="float">
            <text:p>0.12939453125</text:p>
          </table:table-cell>
          <table:table-cell table:style-name="ce3" office:value-type="float" office:value="0.04248046875" calcext:value-type="float">
            <text:p>0.0424804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82314432983878" calcext:value-type="float">
            <text:p>0.182314432983878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-1" calcext:value-type="float">
            <text:p>-1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0771484375" calcext:value-type="float">
            <text:p>0.07714843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26611328125" calcext:value-type="float">
            <text:p>0.26611328125</text:p>
          </table:table-cell>
          <table:table-cell table:style-name="ce3" office:value-type="float" office:value="0.02099609375" calcext:value-type="float">
            <text:p>0.02099609375</text:p>
          </table:table-cell>
          <table:table-cell office:value-type="float" office:value="-1" calcext:value-type="float">
            <text:p>-1</text:p>
          </table:table-cell>
          <table:table-cell office:value-type="float" office:value="0.90966796875" calcext:value-type="float">
            <text:p>0.909667968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929152764709115" calcext:value-type="float">
            <text:p>0.929152764709115</text:p>
          </table:table-cell>
          <table:table-cell table:number-columns-repeated="2" office:value-type="float" office:value="0.5693359375" calcext:value-type="float">
            <text:p>0.569335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423828125" calcext:value-type="float">
            <text:p>0.423828125</text:p>
          </table:table-cell>
          <table:table-cell table:style-name="ce3" office:value-type="float" office:value="0.0771484375" calcext:value-type="float">
            <text:p>0.0771484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34:56.225243076</dc:date>
    <meta:editing-duration>PT55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